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5f702" officeooo:paragraph-rsid="0005f702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&lt;stdio.h&gt;</text:p>
      <text:p text:style-name="Standard"/>
      <text:p text:style-name="Standard">#include &lt;stdlib.h&gt;</text:p>
      <text:p text:style-name="Standard"/>
      <text:p text:style-name="Standard">void fun (int * ptr)</text:p>
      <text:p text:style-name="Standard"/>
      <text:p text:style-name="Standard">{</text:p>
      <text:p text:style-name="Standard"/>
      <text:p text:style-name="Standard"><text:s text:c="4"/>*ptr =11;</text:p>
      <text:p text:style-name="Standard"><text:s text:c="4"/>printf ("%d",*ptr);</text:p>
      <text:p text:style-name="Standard"><text:s text:c="4"/></text:p>
      <text:p text:style-name="Standard">}</text:p>
      <text:p text:style-name="Standard"/>
      <text:p text:style-name="Standard">int main ()</text:p>
      <text:p text:style-name="Standard"/>
      <text:p text:style-name="Standard">{</text:p>
      <text:p text:style-name="Standard"/>
      <text:p text:style-name="Standard"><text:s text:c="4"/>int *ptr = (int*) malloc (1*(sizeof(int)));</text:p>
      <text:p text:style-name="Standard"><text:s text:c="4"/>int p = 10;</text:p>
      <text:p text:style-name="Standard"><text:s text:c="4"/>ptr <text:s text:c="2"/>= &amp;p;</text:p>
      <text:p text:style-name="Standard"><text:s text:c="4"/>printf ("%d\n",*ptr);</text:p>
      <text:p text:style-name="Standard"><text:s text:c="4"/>fun (ptr);</text:p>
      <text:p text:style-name="Standard"/>
      <text:p text:style-name="Standard">}</text:p>
      <text:p text:style-name="Standard"/>
      <text:p text:style-name="Standard"/>
      <text:p text:style-name="P1">Output <text:s text:c="2"/>:</text:p>
      <text:p text:style-name="P1"/>
      <text:p text:style-name="P1"/>
      <text:p text:style-name="P1">10</text:p>
      <text:p text:style-name="P1">11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1T12:34:43.497759755</meta:creation-date>
    <dc:date>2022-10-11T12:36:18.946741601</dc:date>
    <meta:editing-duration>PT1M35S</meta:editing-duration>
    <meta:editing-cycles>1</meta:editing-cycles>
    <meta:document-statistic meta:table-count="0" meta:image-count="0" meta:object-count="0" meta:page-count="1" meta:paragraph-count="19" meta:word-count="41" meta:character-count="242" meta:non-whitespace-character-count="183"/>
    <meta:generator>LibreOffice/6.4.7.2$Linux_X86_64 LibreOffice_project/40$Build-2</meta:generator>
  </office:meta>
</office:document-meta>
</file>